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0.275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LUG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ajeev Institute of Technology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ichunchanagiri institute of technology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National institute of engineering mys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he Oxford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eenivas school of Engineering,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NM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ngalore institute of technology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idya Vikas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CET Puttur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VJ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iswajyothi College of Engineering and Technology,Vazhakulam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Vazhakula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 V C 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Medical Electronics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MIT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MIT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ri Venkateshwara College of Engineering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MIT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BIT Kolar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S Engineering colleg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-BSC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r Ambedkar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CE Mangalor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M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C Hassan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NSIT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ESCE Mandya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ESIT-BSC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J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ayananda Sagar College Of Engineering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JB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ria Institute of Technology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SRIT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SR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SR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ri Jayachamarajendra College of Engineering, Mysore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msit</text:p>
          </table:table-cell>
          <table:table-cell office:value-type="string" calcext:value-type="string">
            <text:p>TC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V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VIT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ExistingGLUGWise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LUG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table table:name="CityWise" table:style-name="ta1">
        <table:table-column table:style-name="co8" table:default-cell-style-name="ce3"/>
        <table:table-column table:style-name="co8" table:default-cell-style-name="ce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Bangalore</text:p>
          </table:table-cell>
          <table:table-cell table:style-name="ce6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hikkamagalu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o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dy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galor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ys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ttu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zhakula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table table:name="DepartmentWise" table:style-name="ta1">
        <table:table-column table:style-name="co8" table:default-cell-style-name="ce3"/>
        <table:table-column table:style-name="co8" table:default-cell-style-name="ce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epartmen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ivil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dical Electron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table table:name="YearWise" table:style-name="ta1">
        <table:table-column table:style-name="co8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table table:name="CollegeWise" table:style-name="ta1">
        <table:table-column table:style-name="co9" table:default-cell-style-name="ce3"/>
        <table:table-column table:style-name="co8" table:default-cell-style-name="ce9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llege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adichunchanagiri institute of technology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ria Institute of 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galore institute of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si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N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IT Ko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ananda Sagar College of Engineer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 Ambedkar Institute of Technolog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C Hass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IT Mand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 Engineering colle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J College of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E Mangalo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SCE Mandy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S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IT-BS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jeev Institute of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LJI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N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BI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eenivas school of Engineering,Mangal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Jayachamarajendra College of Engineering, Mys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i Venkateshwara College of Engineer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e National institute of engineering mys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Oxford College of Engine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 V C 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CET Puttu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idya Vikas Institute of 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wajyothi College of Engineering and Technology,Vazhakula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table table:name="SexRatio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Male</text:p>
          </table:table-cell>
          <table:table-cell table:style-name="ce7" office:value-type="float" office:value="88" calcext:value-type="float">
            <text:p>88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 office:value-type="float" office:value="178" calcext:value-type="float">
            <text:p>178</text:p>
          </table:table-cell>
        </table:table-row>
      </table:table>
      <table:named-expressions/>
      <table:data-pilot-tables>
        <table:data-pilot-table table:name="DataPilot1" table:application-data="" table:target-range-address="SexRatio.A1:SexRatio.B6" table:buttons="SexRatio.A1 SexRatio.A3">
          <table:source-cell-range table:cell-range-address="Sheet1.A1:Sheet1.H179"/>
          <table:data-pilot-field table:source-field-name="Gender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ollegeWise.A1:CollegeWise.B36" table:buttons="CollegeWise.A1 CollegeWise.A3">
          <table:source-cell-range table:cell-range-address="Sheet1.A1:Sheet1.H179"/>
          <table:data-pilot-field table:source-field-name="College" table:orientation="row" table:used-hierarchy="0" table:function="auto">
            <table:data-pilot-level table:show-empty="false">
              <table:data-pilot-members>
                <table:data-pilot-member table:name="adichunchanagiri institute of technology" table:display="true" table:show-details="true"/>
                <table:data-pilot-member table:name="Atria Institute of Technology" table:display="true" table:show-details="true"/>
                <table:data-pilot-member table:name="bangalore institute of technology" table:display="true" table:show-details="true"/>
                <table:data-pilot-member table:name="Bmsit" table:display="true" table:show-details="true"/>
                <table:data-pilot-member table:name="BNMIT" table:display="true" table:show-details="true"/>
                <table:data-pilot-member table:name="CBIT Kolar" table:display="true" table:show-details="true"/>
                <table:data-pilot-member table:name="Dayananda Sagar College of Engineering" table:display="true" table:show-details="true"/>
                <table:data-pilot-member table:name="Dr Ambedkar Institute of Technology" table:display="true" table:show-details="true"/>
                <table:data-pilot-member table:name="GEC Hassan" table:display="true" table:show-details="true"/>
                <table:data-pilot-member table:name="GMIT Mandya" table:display="true" table:show-details="true"/>
                <table:data-pilot-member table:name="JVIT" table:display="true" table:show-details="true"/>
                <table:data-pilot-member table:name="MS Engineering college" table:display="true" table:show-details="true"/>
                <table:data-pilot-member table:name="MSRIT" table:display="true" table:show-details="true"/>
                <table:data-pilot-member table:name="MVJ College of Engineering" table:display="true" table:show-details="true"/>
                <table:data-pilot-member table:name="NA" table:display="true" table:show-details="true"/>
                <table:data-pilot-member table:name="PACE Mangalore" table:display="true" table:show-details="true"/>
                <table:data-pilot-member table:name="PESCE Mandya" table:display="true" table:show-details="true"/>
                <table:data-pilot-member table:name="PESIT" table:display="true" table:show-details="true"/>
                <table:data-pilot-member table:name="PESIT-BSC" table:display="true" table:show-details="true"/>
                <table:data-pilot-member table:name="Rajeev Institute of Technology" table:display="true" table:show-details="true"/>
                <table:data-pilot-member table:name="RLJIT" table:display="true" table:show-details="true"/>
                <table:data-pilot-member table:name="RNSIT" table:display="true" table:show-details="true"/>
                <table:data-pilot-member table:name="SJBIT" table:display="true" table:show-details="true"/>
                <table:data-pilot-member table:name="Sreenivas school of Engineering,Mangalore" table:display="true" table:show-details="true"/>
                <table:data-pilot-member table:name="Sri Jayachamarajendra College of Engineering, Mysore" table:display="true" table:show-details="true"/>
                <table:data-pilot-member table:name="Sri Venkateshwara College of Engineering" table:display="true" table:show-details="true"/>
                <table:data-pilot-member table:name="The National institute of engineering mysore" table:display="true" table:show-details="true"/>
                <table:data-pilot-member table:name="The Oxford College of Engineering" table:display="true" table:show-details="true"/>
                <table:data-pilot-member table:name="U V C E" table:display="true" table:show-details="true"/>
                <table:data-pilot-member table:name="VCET Puttur" table:display="true" table:show-details="true"/>
                <table:data-pilot-member table:name="Vidya Vikas Institute of Technology" table:display="true" table:show-details="true"/>
                <table:data-pilot-member table:name="Viswajyothi College of Engineering and Technology,Vazhakula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YearWise.A1:YearWise.B8" table:buttons="YearWise.A1 YearWise.A3">
          <table:source-cell-range table:cell-range-address="Sheet1.A1:Sheet1.H179"/>
          <table:data-pilot-field table:source-field-name="Yea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DepartmentWise.A1:DepartmentWise.B11" table:buttons="DepartmentWise.A1 DepartmentWise.A3">
          <table:source-cell-range table:cell-range-address="Sheet1.A1:Sheet1.H179"/>
          <table:data-pilot-field table:source-field-name="Department" table:orientation="row" table:used-hierarchy="0" table:function="auto">
            <table:data-pilot-level table:show-empty="false">
              <table:data-pilot-members>
                <table:data-pilot-member table:name="Civil" table:display="true" table:show-details="true"/>
                <table:data-pilot-member table:name="CSE" table:display="true" table:show-details="true"/>
                <table:data-pilot-member table:name="ECE" table:display="true" table:show-details="true"/>
                <table:data-pilot-member table:name="EEE" table:display="true" table:show-details="true"/>
                <table:data-pilot-member table:name="ISE" table:display="true" table:show-details="true"/>
                <table:data-pilot-member table:name="Medical Electronics" table:display="true" table:show-details="true"/>
                <table:data-pilot-member table:name="TC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CityWise.A1:CityWise.B13" table:buttons="CityWise.A1 CityWise.A3">
          <table:source-cell-range table:cell-range-address="Sheet1.A1:Sheet1.H179"/>
          <table:data-pilot-field table:source-field-name="City" table:orientation="row" table:used-hierarchy="0" table:function="auto">
            <table:data-pilot-level table:show-empty="false">
              <table:data-pilot-members>
                <table:data-pilot-member table:name="Bangalore" table:display="true" table:show-details="true"/>
                <table:data-pilot-member table:name="Chikkamagaluru" table:display="true" table:show-details="true"/>
                <table:data-pilot-member table:name="Hassan" table:display="true" table:show-details="true"/>
                <table:data-pilot-member table:name="Kolar" table:display="true" table:show-details="true"/>
                <table:data-pilot-member table:name="Mandya" table:display="true" table:show-details="true"/>
                <table:data-pilot-member table:name="Mangalore" table:display="true" table:show-details="true"/>
                <table:data-pilot-member table:name="Mysore" table:display="true" table:show-details="true"/>
                <table:data-pilot-member table:name="Puttur" table:display="true" table:show-details="true"/>
                <table:data-pilot-member table:name="Vazhakula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ExistingGLUGWise.A1:ExistingGLUGWise.B6" table:buttons="ExistingGLUGWise.A1 ExistingGLUGWise.A3">
          <table:source-cell-range table:cell-range-address="Sheet1.A1:Sheet1.H179"/>
          <table:data-pilot-field table:source-field-name="GLUG" table:orientation="row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21:25:02.890599495</dc:date>
    <meta:document-statistic meta:table-count="7" meta:cell-count="1568" meta:object-count="0"/>
    <meta:generator>LibreOffice/4.2.3.3$Linux_X86_64 LibreOffice_project/420m0$Build-3</meta:generator>
  </office:meta>
</office:document-meta>
</file>